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pitch="variable" style:font-charset="x-symbol"/>
    <style:font-face style:name="Liberation Serif1" svg:font-family="'Liberation Serif'" style:font-family-generic="roman"/>
    <style:font-face style:name="LMMono10" svg:font-family="LMMono10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style:font-name="LMMono10" fo:font-size="10pt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6pt" style:font-size-asian="5.25pt" style:font-size-complex="6pt"/>
    </style:style>
    <style:style style:name="P9" style:family="paragraph" style:parent-style-name="Standard">
      <style:paragraph-properties fo:text-align="justify" style:justify-single-word="false"/>
      <style:text-properties fo:font-size="6pt" fo:font-weight="bold" style:font-size-asian="5.25pt" style:font-weight-asian="bold" style:font-size-complex="6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8000" fo:font-size="15pt" fo:font-weight="bold" style:font-size-asian="15pt" style:font-weight-asian="bold" style:font-size-complex="15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13" style:family="paragraph" style:parent-style-name="Standard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14" style:family="paragraph" style:parent-style-name="Standard">
      <style:paragraph-properties fo:text-align="start" style:justify-single-word="false"/>
    </style:style>
    <style:style style:name="T1" style:family="text">
      <style:text-properties fo:color="#0000ff"/>
    </style:style>
    <style:style style:name="T2" style:family="text">
      <style:text-properties fo:color="#0000ff" style:text-position="super 58%"/>
    </style:style>
    <style:style style:name="T3" style:family="text">
      <style:text-properties fo:color="#0000ff" style:font-name="LMMono10" fo:font-size="10pt" style:font-size-asian="10pt" style:font-size-complex="10pt"/>
    </style:style>
    <style:style style:name="T4" style:family="text">
      <style:text-properties fo:color="#0000ff" fo:font-size="10pt" style:font-size-asian="10pt" style:font-size-complex="10pt"/>
    </style:style>
    <style:style style:name="T5" style:family="text">
      <style:text-properties fo:color="#0000ff" fo:font-size="10pt" fo:font-style="italic" style:font-size-asian="10pt" style:font-style-asian="italic" style:font-size-complex="10pt" style:font-style-complex="italic"/>
    </style:style>
    <style:style style:name="T6" style:family="text">
      <style:text-properties fo:color="#0000ff" fo:font-size="10pt" fo:font-style="normal" style:font-size-asian="10pt" style:font-style-asian="normal" style:font-size-complex="10pt" style:font-style-complex="normal"/>
    </style:style>
    <style:style style:name="T7" style:family="text">
      <style:text-properties fo:color="#0000ff" fo:font-size="11pt" style:font-size-asian="11pt" style:font-size-complex="11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font-name="LMMono10" fo:font-size="10pt" style:font-size-asian="10pt" style:font-size-complex="10pt"/>
    </style:style>
    <style:style style:name="T11" style:family="text">
      <style:text-properties style:font-name="LMMono1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style:font-name="LMMono10" fo:font-size="10pt" fo:font-style="normal" style:font-size-asian="10pt" style:font-style-asian="normal" style:font-size-complex="10pt" style:font-style-complex="normal"/>
    </style:style>
    <style:style style:name="T13" style:family="text">
      <style:text-properties style:font-name="Liberation Serif" fo:font-size="12pt" style:font-size-asian="12pt" style:font-size-complex="12pt"/>
    </style:style>
    <style:style style:name="T14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style:text-position="super 58%"/>
    </style:style>
    <style:style style:name="T17" style:family="text">
      <style:text-properties fo:color="#ff0000" fo:font-weight="bold" style:font-weight-asian="bold" style:font-weight-complex="bold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color="#000000" fo:font-style="italic" style:font-style-asian="italic" style:font-style-complex="italic"/>
    </style:style>
    <style:style style:name="T21" style:family="text">
      <style:text-properties fo:color="#3a3935" style:font-name="LMMono10" fo:font-size="10pt" fo:font-style="normal" style:font-size-asian="10pt" style:font-style-asian="normal" style:font-size-complex="10pt" style:font-style-complex="normal"/>
    </style:style>
    <style:style style:name="T22" style:family="text">
      <style:text-properties fo:color="#3a3935" style:font-name="Liberation Serif" fo:font-size="12pt" fo:font-style="normal" style:font-size-asian="12pt" style:font-style-asian="normal" style:font-size-complex="12pt" style:font-style-complex="normal"/>
    </style:style>
    <style:style style:name="T23" style:family="text">
      <style:text-properties fo:color="#3a3935" style:font-name="Liberation Serif" fo:font-size="12pt" fo:font-style="italic" style:font-size-asian="12pt" style:font-style-asian="italic" style:font-size-complex="12pt" style:font-style-complex="italic"/>
    </style:style>
    <style:style style:name="T24" style:family="text">
      <style:text-properties style:font-name="Symbol"/>
    </style:style>
    <style:style style:name="T25" style:family="text">
      <style:text-properties fo:font-size="11pt" style:font-size-asian="11pt" style:font-size-complex="11pt"/>
    </style:style>
    <style:style style:name="T26" style:family="text">
      <style:text-properties style:font-name="Liberation Serif1" fo:font-size="11pt" style:font-size-asian="11pt" style:font-size-complex="11pt"/>
    </style:style>
    <style:style style:name="T27" style:family="text">
      <style:text-properties style:font-name="Liberation Serif1" fo:font-size="11pt" fo:font-weight="bold" style:font-size-asian="11pt" style:font-weight-asian="bold" style:font-size-complex="11pt" style:font-weight-complex="bold"/>
    </style:style>
    <style:style style:name="T28" style:family="text">
      <style:text-properties style:font-name="Liberation Serif1" fo:font-size="11pt" fo:font-weight="normal" style:font-size-asian="11pt" style:font-weight-asian="normal" style:font-size-complex="11pt" style:font-weight-complex="normal"/>
    </style:style>
    <style:style style:name="T29" style:family="text">
      <style:text-properties style:font-name="Liberation Serif1" fo:font-size="11pt" fo:font-style="italic" style:font-size-asian="11pt" style:font-style-asian="italic" style:font-size-complex="11pt" style:font-style-complex="italic"/>
    </style:style>
    <style:style style:name="T30" style:family="text">
      <style:text-properties style:font-name="Liberation Serif1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Instructions for the usage of the stand-alone version of ArShift</text:p>
      <text:p text:style-name="P1"/>
      <text:p text:style-name="P2"><text:tab/><text:span text:style-name="T9">ArShift</text:span> (<text:span text:style-name="T8">ar</text:span>omatic/<text:span text:style-name="T8">ar</text:span>yl chemical <text:span text:style-name="T8">shift</text:span> predictor) is written in <text:span text:style-name="T9">R</text:span> programming language<text:span text:style-name="T2">1</text:span> due to the ease of the web implementation,<text:span text:style-name="T2">2</text:span> testing and maintenance of <text:span text:style-name="T9">R</text:span> codes, which are crucial in this project, taking into account the possible fast evolution of <text:span text:style-name="T9">ArShift</text:span> as more experimental chemical shift data become available. The plans are to make a compiled snapshot implementation of <text:span text:style-name="T9">ArShift</text:span> (Fortran03), still keeping the mainstream copy-code in <text:span text:style-name="T9">R</text:span> for initial testing of the developments. However, before the Fortran03 version is finalized, the current <text:span text:style-name="T9">ArShift</text:span> calculations take long due to the implementation language rather than the algorithm. For a protein with about 25 aromatic rings, the calculation on a single structure takes approximately 4 minutes.</text:p>
      <text:p text:style-name="P2"><text:span text:style-name="T9"><text:tab/>ArShift</text:span> is platform independent (currently tested on <text:span text:style-name="T9">Linux</text:span> and <text:span text:style-name="T9">MacOSX</text:span>), as soon as the <text:span text:style-name="T9">R</text:span> programming environment is installed. In order to use the stand alone version of <text:span text:style-name="T9">ArShift</text:span>, the following steps should be undertaken:</text:p>
      <text:p text:style-name="P2"/>
      <text:p text:style-name="P3"><text:span text:style-name="T17">1.</text:span> Install the <text:span text:style-name="T9">R</text:span> version 3.1.1 or later via their download section.</text:p>
      <text:p text:style-name="P3"/>
      <text:p text:style-name="P3"><text:span text:style-name="T17">2.</text:span> Unpack the provided <text:span text:style-name="T10">ArShift_exe.tar.gz</text:span> archive file. A folder <text:span text:style-name="T10">ArShift_exe</text:span> should be generated with example and <text:span text:style-name="T9">ArShift</text:span> programme files inside. This folder will also be the working directory of any <text:span text:style-name="T9">ArShift</text:span> calculation.</text:p>
      <text:p text:style-name="P3"/>
      <text:p text:style-name="P3"><text:span text:style-name="T17">3.</text:span> To start a calculation, a protein <text:span text:style-name="T9">pdb</text:span> file is needed in <text:span text:style-name="T10">ArShift_exe</text:span> directory with added hydrogen atoms. If possible, optimise the hydrogen positions via <text:span text:style-name="T9">Amber03</text:span> force field.<text:span text:style-name="T2">3</text:span> Internally, all the <text:span text:style-name="T9">Lys</text:span> residues are treated as protonated, all the <text:span text:style-name="T9">His</text:span> residues are treated as <text:span text:style-name="T24">d</text:span>-protonated (provide <text:span text:style-name="T24">d</text:span>-protonated files for a better precision), and all the <text:span text:style-name="T9">Cys</text:span> residues are accounted for in their free state. However, the naming of the amino acid residues should comply the usual <text:span text:style-name="T9">pdb</text:span> convention (<text:span text:style-name="T10">HIS</text:span>, <text:span text:style-name="T10">CYS</text:span>, <text:span text:style-name="T10">LYS</text:span> etc.) in the input files, hence, please, avoid using force field specific notations such as <text:span text:style-name="T10">LYP</text:span>, <text:span text:style-name="T10">CYN</text:span>, <text:span text:style-name="T10">HID</text:span>, <text:span text:style-name="T10">HIE</text:span>, <text:span text:style-name="T10">HISE</text:span>, <text:span text:style-name="T10">HISD</text:span> etc. <text:span text:style-name="T9">ArShift</text:span> attempts to recognise and correctly identify different atom naming convention inside <text:span text:style-name="T9">pdb</text:span> files (<text:span text:style-name="T10">1HB2</text:span>, <text:span text:style-name="T10">HB21</text:span> etc.). If average chemical shifts are needed to be evaluated for a conformational ensemble, a single <text:span text:style-name="T9">pdb</text:span> file with multiple conformers can be supplied, provided that the transition between conformers include the conventional <text:span text:style-name="T9">TER</text:span> and <text:span text:style-name="T9">MODEL</text:span> lines as in standard <text:span text:style-name="T9">pdb</text:span> files.</text:p>
      <text:p text:style-name="P3"/>
      <text:p text:style-name="P3"><text:span text:style-name="T17">4.</text:span> Optionally, if comparison with the experimental data is required, an experimental data file can be supplied to <text:span text:style-name="T9">ArShift</text:span> by putting it in the <text:span text:style-name="T11">ArShift_exe</text:span> directory. The lines in the file should have the following order in a free format:</text:p>
      <text:p text:style-name="P3"/>
      <text:p text:style-name="P4"># RESIDUE SEQUENCE PDB_NUCLEUS_TYPE CHEMICAL_SHIFT CHAIN</text:p>
      <text:p text:style-name="P4">PHE 4 HD 7.036 A</text:p>
      <text:p text:style-name="P4"/>
      <text:p text:style-name="P3">Any line that begins with "<text:span text:style-name="T10">#</text:span>" will be considered as a comment and discarded. Please supply only a single chemical shift entry for both <text:span text:style-name="T10">HD1</text:span> and <text:span text:style-name="T10">HD2</text:span> or <text:span text:style-name="T10">HE1</text:span> and <text:span text:style-name="T10">HE2</text:span>. If the residue sequence numbers in the experimental data file are shifted from the numbers in th<text:span text:style-name="T15">e</text:span><text:span text:style-name="T13"> </text:span><text:span text:style-name="T14">pdb</text:span><text:span text:style-name="T13"> f</text:span><text:span text:style-name="T15">i</text:span>le, the correct value of the <text:span text:style-name="T10">seqshift</text:span> command in the <text:span text:style-name="T10">command.cmd</text:span> file should be specified (see below). The chain id should be provided for multi-chain systems and can only be skipped if you try to calculate a single chain, the <text:span text:style-name="T9">pdb</text:span> file of which does not have the chain id section populated. </text:p>
      <text:p text:style-name="P3"/>
      <text:p text:style-name="P3"><text:span text:style-name="T17">5.</text:span> The <text:span text:style-name="T10">command.cmd</text:span> file should be modified accordingly, with the command keywords holding the following meanings:</text:p>
      <text:p text:style-name="P8"/>
      <text:p text:style-name="P3"><text:span text:style-name="T3">title</text:span> - anything to help you identify the calculation from the output. Do not use long specifications. If nothing is specified by either setting it to "" or commenting that out via "<text:span text:style-name="T10">#</text:span>", then "<text:span text:style-name="T10">Not specified</text:span>" will be printed as its internal default.</text:p>
      <text:p text:style-name="P8"><text:soft-page-break/></text:p>
      <text:p text:style-name="P3"><text:span text:style-name="T3">pdbname</text:span> - the name of the <text:span text:style-name="T9">pdb</text:span> file (with file extension).</text:p>
      <text:p text:style-name="P8"/>
      <text:p text:style-name="P3"><text:span text:style-name="T3">pdbtype</text:span> - this specifies the type of the parser to be used in reading in the <text:span text:style-name="T9">pdb</text:span> file. The default and safest one is the "<text:span text:style-name="T10">complex</text:span>", which should recognise the majority of <text:span text:style-name="T9">pdb</text:span> file conventions. The other options ("<text:span text:style-name="T10">medium</text:span>"and "<text:span text:style-name="T10">simple</text:span>") are for a more standard <text:span text:style-name="T9">pdb</text:span> file and will work a little bit quicker which can save a minute in case a calculations are done on a very large set of conformers. For <text:span text:style-name="T9">Almost</text:span><text:span text:style-name="T2">4</text:span> processed files, the option "<text:span text:style-name="T10">almost</text:span>" should be specified.</text:p>
      <text:p text:style-name="P8"/>
      <text:p text:style-name="P3"><text:span text:style-name="T3">seqshift</text:span> - if the residue sequence in the supplied <text:span text:style-name="T9">pdb</text:span> file is shifted from the sequence in the experimental data file, or if one wants to alter the sequence numbers in the <text:span text:style-name="T9">ArShift</text:span> output, then the <text:span text:style-name="T10">seqshift</text:span> keyword can be used that accepts both negative and positive numbers. The default value is <text:span text:style-name="T10">0</text:span>.</text:p>
      <text:p text:style-name="P8"/>
      <text:p text:style-name="P3"><text:span text:style-name="T3">examine</text:span> - a keyword specifying the order number of the conformer to be analysed. If <text:span text:style-name="T10">0 </text:span><text:span text:style-name="T13">(default)</text:span>, all the conformers (or the single one if there are no multiple structures) within the supplied <text:span text:style-name="T9">pdb</text:span> file will be analysed and only the averaged chemical shift values will be printed. Any other integer positive number will imply that only the corresponding (1<text:span text:style-name="T16">st</text:span>, 2<text:span text:style-name="T16">nd</text:span>, etc.) conformer in the <text:span text:style-name="T9">pdb</text:span> file will be analysed.</text:p>
      <text:p text:style-name="P8"/>
      <text:p text:style-name="P3"><text:span text:style-name="T3">experdata</text:span> - <text:bookmark-start text:name="__DdeLink__1_838375380"/>the name of the experimental chemical shift data file (with file extension)<text:bookmark-end text:name="__DdeLink__1_838375380"/>. If no experimental data exist, <text:span text:style-name="T10">NULL</text:span> (internal default) or "" should be provided.</text:p>
      <text:p text:style-name="P8"/>
      <text:p text:style-name="P3"><text:span text:style-name="T3">rereference</text:span> - a boolean keyword (<text:span text:style-name="T10">TRUE</text:span> or <text:span text:style-name="T10">FALSE</text:span>). If <text:span text:style-name="T10">TRUE</text:span>, the predicted chemical shifts will be re-referenced to provide a better match to the experimental data via an offset determined by least squares fitting, given that the experimental data exist with at least 10 chemical shift assignments.</text:p>
      <text:p text:style-name="P8"/>
      <text:p text:style-name="P3"><text:span text:style-name="T3">outputname</text:span> - the name of the output file (with file extension). The internal default is "<text:span text:style-name="T10">out.txt</text:span>".</text:p>
      <text:p text:style-name="P8"/>
      <text:p text:style-name="P3"><text:span text:style-name="T3">outorder</text:span> - the order of the results ("<text:span text:style-name="T10">bytype</text:span>" - default selection to sort the output by residue type, "<text:span text:style-name="T10">byseq</text:span>" - by residue sequence number, "<text:span text:style-name="T10">byshift</text:span>" - by the predicted chemical shift value) in the output file.</text:p>
      <text:p text:style-name="P3"/>
      <text:p text:style-name="P3"><text:span text:style-name="T3">bias</text:span> - a positive integer parameter controlling the colour pallet for writing a chimaera command file that can colour the structure in accordance to the structural quality as validated via the supplied chemical shifts. Higher values give a more widely spaced colour in the high end. The internal default, <text:span text:style-name="T10">2</text:span>, is highly recommended. </text:p>
      <text:p text:style-name="P3"/>
      <text:p text:style-name="P3"><text:span text:style-name="T17">6.</text:span> The calculation can finally be launched from either the operating system command line, or <text:span text:style-name="T9">R</text:span> terminal. In order to launch <text:span text:style-name="T9">ArShift</text:span> from <text:span text:style-name="T9">R</text:span> terminal, start <text:span text:style-name="T9">R</text:span> (usually by typing <text:span text:style-name="T10">R</text:span>) and type <text:span text:style-name="T10">source("ArShift.R")</text:span>, where <text:span text:style-name="T10">ArShift.R</text:span> is the interfacing script to the <text:span text:style-name="T9">ArShift</text:span> engine. From the operating system command line, <text:span text:style-name="T9">ArShift</text:span> can either be run as a batch job (<text:span text:style-name="T10">R CMD BATCH [options_optional] ArShift.R [logfile]</text:span>) or via direct incorporation into other programmes (including shell scripts in Linux). A straight-forward way to make <text:span text:style-name="T9">R</text:span> be supported by <text:span text:style-name="T9">Linux</text:span> <text:span text:style-name="T9">bash</text:span> shell is the installation of little <text:span text:style-name="T9">r</text:span>, <text:span text:style-name="T9">littler</text:span> (for Ubuntu, type "<text:span text:style-name="T10">sudo apt-get install littler</text:span>"). Then any <text:span text:style-name="T9">R</text:span> command or script can be launched directly from the shell. To execute <text:span text:style-name="T9">ArShift</text:span>, simply type: <text:span text:style-name="T10">r -e 'source("ArShift.R")'</text:span> .</text:p>
      <text:p text:style-name="P3"/>
      <text:p text:style-name="P5">Cite ArShift:</text:p>
      <text:p text:style-name="P8"/>
      <text:p text:style-name="P3"><text:span text:style-name="Strong_20_Emphasis"><text:span text:style-name="T28">Sahakyan A. B., Vranken W. F., Cavalli A., Vendruscolo M. “Using Side-Chain Aromatic Proton Chemical Shifts for a Quantitative Analysis of Protein Structures”, </text:span></text:span><text:span text:style-name="Strong_20_Emphasis"><text:span text:style-name="T30">Angew. Chem. Int. Ed.</text:span></text:span><text:span text:style-name="Strong_20_Emphasis"><text:span text:style-name="T28">, 50, 9620-9623, </text:span></text:span><text:span text:style-name="Strong_20_Emphasis"><text:span text:style-name="T27">2011</text:span></text:span><text:span text:style-name="Strong_20_Emphasis"><text:span text:style-name="T28">.</text:span></text:span></text:p>
      <text:p text:style-name="P3"/>
      <text:p text:style-name="P3"/>
      <text:p text:style-name="P3"/>
      <text:p text:style-name="P5"><text:soft-page-break/>Questions:</text:p>
      <text:p text:style-name="P9"/>
      <text:p text:style-name="P11"><text:s text:c="2"/>Bug reports and questions to <text:span text:style-name="T8">Aleksandr Sahakyan</text:span> via <text:span text:style-name="T4">aleksahak </text:span><text:span text:style-name="T5">[*at*] cantab.net</text:span><text:span text:style-name="T18"> or</text:span><text:span text:style-name="T9"> </text:span><text:span text:style-name="T5">as952 [*at*] cam.ac.uk</text:span><text:span text:style-name="T20">,</text:span><text:span text:style-name="T18"> attaching all the related files and error messages produced by </text:span><text:span text:style-name="T9">ArShift</text:span><text:span text:style-name="T18">. Other enquires to Prof. </text:span><text:span text:style-name="T19">Michele Vendruscolo</text:span><text:span text:style-name="T18"> via </text:span><text:span text:style-name="T6">mv245 </text:span><text:span text:style-name="T5">[*at*] cam.ac.uk</text:span><text:span text:style-name="T6">.</text:span></text:p>
      <text:p text:style-name="P12"/>
      <text:p text:style-name="P7">Note:</text:p>
      <text:p text:style-name="P7"/>
      <text:p text:style-name="P12">If you experience an error similar to the following:</text:p>
      <text:p text:style-name="P12"/>
      <text:p text:style-name="P14"><text:span text:style-name="Teletype"><text:span text:style-name="T21">Error in record.variants$residue.seq : $ operator is </text:span></text:span><text:span text:style-name="T12"><text:line-break/></text:span><text:span text:style-name="Teletype"><text:span text:style-name="T21">invalid for atomic vectorsCalls: source ... eval.with.vis -&gt; </text:span></text:span><text:span text:style-name="T12"><text:line-break/></text:span><text:span text:style-name="Teletype"><text:span text:style-name="T21">convert.topology -&gt; sapply -&gt; lapply -&gt; FUN*</text:span></text:span></text:p>
      <text:p text:style-name="P3"><text:span text:style-name="Teletype"><text:span text:style-name="T22"/></text:span></text:p>
      <text:p text:style-name="P3"><text:span text:style-name="Teletype"><text:span text:style-name="T22">it means that the supplied </text:span></text:span><text:span text:style-name="Teletype"><text:span text:style-name="T23">pdb</text:span></text:span><text:span text:style-name="Teletype"><text:span text:style-name="T22"> file uses an atom naming convention, that is not recognised by the predictor. Please try to remediate the </text:span></text:span><text:span text:style-name="Teletype"><text:span text:style-name="T23">pdb</text:span></text:span><text:span text:style-name="Teletype"><text:span text:style-name="T22"> file or send the file-example (see above), so that the new convention is added in Ar</text:span></text:span><text:span text:style-name="Teletype"><text:span text:style-name="T23">Shift</text:span></text:span><text:span text:style-name="Teletype"><text:span text:style-name="T22"> library.</text:span></text:span></text:p>
      <text:p text:style-name="P13"/>
      <text:p text:style-name="P3"/>
      <text:p text:style-name="P5">References:</text:p>
      <text:p text:style-name="P8"/>
      <text:p text:style-name="P6"><text:span text:style-name="T1">1.</text:span> R Development Core Team, R: A Language and Environment for Statistical Computing, R Foundation for Statistical Computing, <text:span text:style-name="T9">http://www.R-project.org</text:span>, <text:span text:style-name="T8">2015</text:span>.</text:p>
      <text:p text:style-name="P6"><text:span text:style-name="T1">2.</text:span> Newton, R.; Wernisch, L. Rwui: A Web Application to Create User Friendly Web Interfaces for R Scripts, <text:span text:style-name="T9">http://rwui.cryst.bbk.ac.uk</text:span>, <text:span text:style-name="T8">2010</text:span>.</text:p>
      <text:p text:style-name="P6"><text:span text:style-name="T1">3.</text:span> Duan, Y.; Wu, C.; Chowdhury, S.; Lee, M. C.; Xiong, G.; Zhang, W.; Yang, R.; Cieplak, P.; Luo, R.; Lee, T.; Caldwell, J.; Wang, J.; Kollman, P. <text:span text:style-name="T9">J. Comput. Chem.</text:span> <text:span text:style-name="T8">2003</text:span>, 24, 1999–2012.</text:p>
      <text:p text:style-name="P3"><text:span text:style-name="T7">4.</text:span><text:span text:style-name="T25"> </text:span><text:span text:style-name="T26">Fu B., </text:span><text:span text:style-name="Strong_20_Emphasis"><text:span text:style-name="T28">Sahakyan A. B.,</text:span></text:span><text:span text:style-name="T28"> Ca</text:span><text:span text:style-name="T26">milloni C., Tartaglia G. G., Paci E., Caflisch A., Vendruscolo M., Cavalli A., </text:span><text:span text:style-name="T29">J. Comput. Chem.</text:span><text:span text:style-name="T26">, 35, 1101-1105, </text:span><text:span text:style-name="T27">2014</text:span><text:span text:style-name="T26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pitch="variable" style:font-charset="x-symbol"/>
    <style:font-face style:name="Liberation Serif1" svg:font-family="'Liberation Serif'" style:font-family-generic="roman"/>
    <style:font-face style:name="LMMono10" svg:font-family="LMMono10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Teletype" style:family="text">
      <style:text-properties style:font-name="DejaVu Sans Mono" style:font-name-asian="DejaVu Sans1" style:font-name-complex="DejaVu Sans Mono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x </meta:initial-creator>
    <meta:creation-date>2010-10-08T09:00:36</meta:creation-date>
    <dc:date>2015-04-15T15:04:23</dc:date>
    <dc:creator>Aleksandr Sahakyan</dc:creator>
    <meta:editing-duration>PT5H28M35S</meta:editing-duration>
    <meta:editing-cycles>89</meta:editing-cycles>
    <meta:generator>OpenOffice/4.1.1$Unix OpenOffice.org_project/411m6$Build-9775</meta:generator>
    <meta:document-statistic meta:table-count="0" meta:image-count="0" meta:object-count="0" meta:page-count="3" meta:paragraph-count="35" meta:word-count="1337" meta:character-count="8260"/>
  </office:meta>
</office:document-meta>
</file>